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4">
      <style:paragraph-properties fo:line-height="120%"/>
      <style:text-properties fo:font-weight="bold"/>
    </style:style>
    <style:style style:name="P4" style:family="paragraph" style:parent-style-name="Standard">
      <style:text-properties officeooo:rsid="000c85dd" officeooo:paragraph-rsid="000c85dd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fo:background-color="#fff3cd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1" style:family="text">
      <style:text-properties officeooo:rsid="000c85dd"/>
    </style:style>
    <style:style style:name="T2" style:family="text">
      <style:text-properties fo:color="#052025" loext:opacity="100%"/>
    </style:style>
    <style:style style:name="T3" style:family="text">
      <style:text-properties fo:color="#052025" loext:opacity="100%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4" style:family="text">
      <style:text-properties fo:color="#052025" loext:opacity="100%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5" style:family="text">
      <style:text-properties fo:font-style="italic"/>
    </style:style>
    <style:style style:name="T6" style:family="text">
      <style:text-properties fo:font-variant="normal" fo:text-transform="none" fo:color="#052025" loext:opacity="100%" style:font-name="Open Sans" fo:font-size="12pt" fo:letter-spacing="normal" fo:font-style="normal" fo:font-weight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7" style:family="text">
      <style:text-properties fo:font-variant="normal" fo:text-transform="none" fo:color="#052025" loext:opacity="100%" style:font-name="Open Sans" fo:font-size="12pt" fo:letter-spacing="normal" fo:font-style="normal" fo:font-weight="normal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8" style:family="text">
      <style:text-properties fo:font-variant="normal" fo:text-transform="none" fo:color="#052025" loext:opacity="100%" style:font-name="Open Sans" fo:font-size="12pt" fo:letter-spacing="normal" fo:font-style="normal" fo:font-weight="normal" officeooo:rsid="000c85dd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9" style:family="text">
      <style:text-properties fo:font-variant="normal" fo:text-transform="none" fo:color="#052025" loext:opacity="100%" style:font-name="Open Sans" fo:font-size="12pt" fo:letter-spacing="normal" fo:font-style="normal" fo:font-weight="normal" officeooo:rsid="000c85dd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10" style:family="text">
      <style:text-properties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11" style:family="text">
      <style:text-properties officeooo:rsid="000c85dd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e9f6f8" fo:margin-left="0cm" fo:margin-right="0cm" style:editable="false">
        <style:columns fo:column-count="1" fo:column-gap="0cm"/>
        <style:background-image/>
      </style:section-properties>
    </style:style>
    <style:style style:name="Sect3" style:family="section">
      <style:section-properties fo:background-color="#fff3c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baaababaa</text:p>
      <text:section text:style-name="Sect1" text:name="question-615-1">
        <text:section text:style-name="Sect1" text:name="yui_3_17_2_1_1681098710029_135">
          <text:section text:style-name="Sect2" text:name="yui_3_17_2_1_1681098710029_134">
            <text:p text:style-name="P12"><text:span text:style-name="T4">¿Para qué se utiliza un programa FTP?</text:span></text:p>
            <text:section text:style-name="Sect1" text:name="q615:1_answer0_label">
              <text:p text:style-name="P11"><text:span text:style-name="T9">*a.P</text:span><text:span text:style-name="T6">ara subir los archivos web que ha creado al servidor</text:span></text:p>
            </text:section>
            <text:section text:style-name="Sect1" text:name="q615:1_answer1_label">
              <text:p text:style-name="P6"><text:span text:style-name="T10">b.</text:span>No existe</text:p>
            </text:section>
            <text:section text:style-name="Sect1" text:name="q615:1_answer2_label">
              <text:p text:style-name="P6"><text:span text:style-name="T10">c.</text:span>Para editar código</text:p>
            </text:section>
            <text:section text:style-name="Sect1" text:name="q615:1_answer3_label">
              <text:p text:style-name="P6"><text:span text:style-name="T10">d.</text:span>Para conectarse a internet</text:p>
            </text:section>
          </text:section>
          <text:p text:style-name="P9"><draw:frame draw:style-name="fr1" draw:name="Marco1" text:anchor-type="char" svg:width="0.041cm" draw:z-index="0"><draw:text-box fo:min-height="0.041cm"><text:h text:style-name="P3" text:outline-level="4">Retroalimentación</text:h></draw:text-box></draw:frame>¡Correcto! Es un tipo de servicio web.</text:p>
        </text:section>
      </text:section>
      <text:section text:style-name="Sect1" text:name="question-615-2">
        <text:h text:style-name="P1" text:outline-level="3">Pregunta 2</text:h>
        <text:p text:style-name="P12"><text:span text:style-name="T7">¿Cuál sería el archivo main.html o index.html?<text:line-break/></text:span><text:span text:style-name="T8">a.</text:span><text:span text:style-name="T7">Cualquier página</text:span></text:p>
        <text:section text:style-name="Sect1" text:name="q615:2_answer1_label">
          <text:p text:style-name="P8"><text:span text:style-name="T11">*</text:span><text:span text:style-name="T10">b.</text:span>La página de inicio</text:p>
        </text:section>
        <text:section text:style-name="Sect1" text:name="q615:2_answer2_label">
          <text:p text:style-name="P8"><text:span text:style-name="T10">c.</text:span>La página de contacto</text:p>
        </text:section>
        <text:section text:style-name="Sect1" text:name="q615:2_answer3_label">
          <text:p text:style-name="P8"><text:span text:style-name="T10">d.</text:span>La página específica de la web</text:p>
        </text:section>
        <text:p text:style-name="P9"><draw:frame draw:style-name="fr1" draw:name="Marco3" text:anchor-type="char" svg:width="0.041cm" draw:z-index="1"><draw:text-box fo:min-height="0.041cm"><text:h text:style-name="P3" text:outline-level="4">Retroalimentación</text:h></draw:text-box></draw:frame>¡Correcto! A los documentos que componen la página de inicio se les suele llamar <text:span text:style-name="T5">main </text:span>o <text:span text:style-name="T5">index</text:span></text:p>
      </text:section>
      <text:section text:style-name="Sect1" text:name="question-615-3">
        <text:h text:style-name="P1" text:outline-level="3">Pregunta 3</text:h>
        <text:p text:style-name="P7">¿Para qué se utilizan los <text:span text:style-name="T5">div</text:span>?</text:p>
        <text:section text:style-name="Sect1" text:name="q615:3_answer0_label">
          <text:p text:style-name="P7"><text:span text:style-name="T1">*a.</text:span>Para dividir la página</text:p>
        </text:section>
        <text:section text:style-name="Sect1" text:name="q615:3_answer1_label">
          <text:p text:style-name="P8"><text:span text:style-name="T10">b.</text:span>Para crear los estilos</text:p>
        </text:section>
        <text:section text:style-name="Sect1" text:name="q615:3_answer2_label">
          <text:p text:style-name="P8"><text:span text:style-name="T10">c.</text:span>Para crear las clases</text:p>
        </text:section>
        <text:section text:style-name="Sect1" text:name="q615:3_answer3_label">
          <text:p text:style-name="P8"><text:span text:style-name="T10">d.</text:span>Para establecer las id de los elementos</text:p>
        </text:section>
        <text:p text:style-name="P9"><draw:frame draw:style-name="fr1" draw:name="Marco5" text:anchor-type="char" svg:width="0.041cm" draw:z-index="2"><draw:text-box fo:min-height="0.041cm"><text:h text:style-name="P3" text:outline-level="4">Retroalimentación</text:h></draw:text-box></draw:frame>¡Correcto! los <text:span text:style-name="T5">div</text:span> son divisiones que le dan a la estructura del documento.</text:p>
      </text:section>
      <text:section text:style-name="Sect1" text:name="question-615-4">
        <text:h text:style-name="P1" text:outline-level="3">Pregunta 4</text:h>
        <text:p text:style-name="P7">¿Con qué extensión se guarda una hoja de estilo?</text:p>
        <text:section text:style-name="Sect1" text:name="q615:4_answer0_label">
          <text:p text:style-name="P7"><text:span text:style-name="T1">*a. </text:span>.css</text:p>
        </text:section>
        <text:section text:style-name="Sect1" text:name="q615:4_answer1_label">
          <text:p text:style-name="P8"><text:span text:style-name="T10">b. </text:span>.cs</text:p>
        </text:section>
        <text:section text:style-name="Sect1" text:name="q615:4_answer2_label">
          <text:p text:style-name="P8"><text:span text:style-name="T10">c. </text:span>.html</text:p>
        </text:section>
        <text:section text:style-name="Sect1" text:name="q615:4_answer3_label">
          <text:p text:style-name="P8"><text:span text:style-name="T10">d. </text:span>.js</text:p>
        </text:section>
        <text:p text:style-name="P9"><draw:frame draw:style-name="fr1" draw:name="Marco7" text:anchor-type="char" svg:width="0.041cm" draw:z-index="3"><draw:text-box fo:min-height="0.041cm"><text:h text:style-name="P3" text:outline-level="4">Retroalimentación</text:h></draw:text-box></draw:frame>¡Correcto! El .css será la extensión con la que se reconocerán las hojas de estilo.</text:p>
      </text:section>
      <text:section text:style-name="Sect1" text:name="question-615-5">
        <text:h text:style-name="P1" text:outline-level="3">Pregunta 5</text:h>
        <text:p text:style-name="P7">¿Qué propiedad se utiliza para redondear los bordes?</text:p>
        <text:section text:style-name="Sect1" text:name="q615:5_answer0_label">
          <text:p text:style-name="P7"><text:span text:style-name="T1">*a.</text:span>Border-radius</text:p>
        </text:section>
        <text:section text:style-name="Sect1" text:name="q615:5_answer1_label">
          <text:p text:style-name="P8"><text:span text:style-name="T10">b.</text:span>Border-round</text:p>
        </text:section>
        <text:section text:style-name="Sect1" text:name="q615:5_answer2_label">
          <text:p text:style-name="P8"><text:span text:style-name="T10">c.</text:span>Border-variant</text:p>
        </text:section>
        <text:section text:style-name="Sect1" text:name="q615:5_answer3_label">
          <text:p text:style-name="P8"><text:span text:style-name="T10">d.</text:span>Border-style</text:p>
        </text:section>
        <text:p text:style-name="P9"><draw:frame draw:style-name="fr1" draw:name="Marco9" text:anchor-type="char" svg:width="0.041cm" draw:z-index="4"><draw:text-box fo:min-height="0.041cm"><text:h text:style-name="P3" text:outline-level="4">Retroalimentación</text:h></draw:text-box></draw:frame>¡Correcto! No debe confundirlos con los márgenes externos.</text:p>
      </text:section>
      <text:section text:style-name="Sect1" text:name="question-615-6">
        <text:h text:style-name="P1" text:outline-level="3"/>
        <text:h text:style-name="P2" text:outline-level="3">Pregunta 6</text:h>
        <text:p text:style-name="P7">¿Qué debería contener el div1?</text:p>
        <text:section text:style-name="Sect1" text:name="q615:6_answer0_label">
          <text:p text:style-name="P7"><text:span text:style-name="T1">a.</text:span>El encabezado</text:p>
        </text:section>
        <text:section text:style-name="Sect1" text:name="q615:6_answer1_label">
          <text:p text:style-name="P8"><text:span text:style-name="T11">*</text:span><text:span text:style-name="T10">b.</text:span>Todos los elementos visibles de una página</text:p>
        </text:section>
        <text:section text:style-name="Sect1" text:name="q615:6_answer2_label">
          <text:p text:style-name="P8"><text:span text:style-name="T10">c.</text:span>El menú</text:p>
        </text:section>
        <text:section text:style-name="Sect1" text:name="q615:6_answer3_label">
          <text:p text:style-name="P8"><text:span text:style-name="T10">d.</text:span>El contenido</text:p>
        </text:section>
        <text:p text:style-name="P9"><draw:frame draw:style-name="fr1" draw:name="Marco11" text:anchor-type="char" svg:width="0.041cm" draw:z-index="5"><draw:text-box fo:min-height="0.041cm"><text:h text:style-name="P3" text:outline-level="4">Retroalimentación</text:h></draw:text-box></draw:frame>¡Correcto! El div1 será el contenedor de todos los demás elementos.</text:p>
      </text:section>
      <text:section text:style-name="Sect1" text:name="question-615-7">
        <text:h text:style-name="P1" text:outline-level="3">Pregunta 7</text:h>
        <text:p text:style-name="P7">¿Qué debe contener un menú principal?</text:p>
        <text:section text:style-name="Sect1" text:name="q615:7_answer0_label">
          <text:p text:style-name="P7"><text:span text:style-name="T1">*a.</text:span>Los enlaces principales</text:p>
        </text:section>
        <text:section text:style-name="Sect1" text:name="q615:7_answer1_label">
          <text:p text:style-name="P8"><text:span text:style-name="T10">b.</text:span>Todos los enlaces</text:p>
        </text:section>
        <text:section text:style-name="Sect1" text:name="q615:7_answer2_label">
          <text:p text:style-name="P8"><text:span text:style-name="T10">c.</text:span>Solo se puede insertar un menú</text:p>
        </text:section>
        <text:section text:style-name="Sect1" text:name="q615:7_answer3_label">
          <text:p text:style-name="P8"><text:span text:style-name="T10">d.</text:span>Todos los elementos de la web</text:p>
        </text:section>
        <text:p text:style-name="P9"><draw:frame draw:style-name="fr1" draw:name="Marco13" text:anchor-type="char" svg:width="0.041cm" draw:z-index="6"><draw:text-box fo:min-height="0.041cm"><text:h text:style-name="P3" text:outline-level="4">Retroalimentación</text:h></draw:text-box></draw:frame>¡Correcto! En caso de que tenga más elementos se utiliza un menú secundario.</text:p>
      </text:section>
      <text:section text:style-name="Sect1" text:name="question-615-8">
        <text:h text:style-name="P1" text:outline-level="3">Pregunta 8</text:h>
        <text:p text:style-name="P7">¿Para qué se utiliza un mapa del sitio web?</text:p>
        <text:section text:style-name="Sect1" text:name="q615:8_answer0_label">
          <text:p text:style-name="P7"><text:span text:style-name="T1">a.</text:span>Como decoración</text:p>
        </text:section>
        <text:section text:style-name="Sect1" text:name="q615:8_answer1_label">
          <text:p text:style-name="P8"><text:span text:style-name="T11">*</text:span><text:span text:style-name="T10">b.</text:span>Para mostrar todos los nodos importantes del sitio</text:p>
        </text:section>
        <text:section text:style-name="Sect1" text:name="q615:8_answer2_label">
          <text:p text:style-name="P8"><text:span text:style-name="T10">c.</text:span>Para que el usuario conozca de dónde proviene la página</text:p>
        </text:section>
        <text:section text:style-name="Sect1" text:name="q615:8_answer3_label">
          <text:p text:style-name="P8"><text:span text:style-name="T10">d.</text:span>No existen este tipo de mapas</text:p>
        </text:section>
        <text:p text:style-name="P9"><draw:frame draw:style-name="fr1" draw:name="Marco15" text:anchor-type="char" svg:width="0.041cm" draw:z-index="7"><draw:text-box fo:min-height="0.041cm"><text:h text:style-name="P3" text:outline-level="4">Retroalimentación</text:h></draw:text-box></draw:frame>¡Correcto! Los mapas de sitio web ayudan mucho a los usuarios.</text:p>
      </text:section>
      <text:section text:style-name="Sect1" text:name="question-615-9">
        <text:h text:style-name="P1" text:outline-level="3">Pregunta 9</text:h>
        <text:p text:style-name="P7">¿Cómo puede establecer un estilo en versalitas?</text:p>
        <text:section text:style-name="Sect1" text:name="q615:9_answer0_label">
          <text:p text:style-name="P7"><text:span text:style-name="T1">*a.</text:span>Font-variant: small caps;</text:p>
        </text:section>
        <text:section text:style-name="Sect1" text:name="q615:9_answer1_label">
          <text:p text:style-name="P8"><text:span text:style-name="T10">b.</text:span>Font-variant: caps;</text:p>
        </text:section>
        <text:section text:style-name="Sect1" text:name="q615:9_answer2_label">
          <text:p text:style-name="P8"><text:span text:style-name="T10">c.</text:span>Font-variant: small caps;</text:p>
        </text:section>
        <text:section text:style-name="Sect1" text:name="q615:9_answer3_label">
          <text:p text:style-name="P8"><text:span text:style-name="T10">d.</text:span>Font-variant: bold;</text:p>
        </text:section>
        <text:p text:style-name="P9"><draw:frame draw:style-name="fr1" draw:name="Marco17" text:anchor-type="char" svg:width="0.041cm" draw:z-index="8"><draw:text-box fo:min-height="0.041cm"><text:h text:style-name="P3" text:outline-level="4">Retroalimentación</text:h></draw:text-box></draw:frame>¡Correcto! De esta manera es como se utiliza una variante de la fuente.</text:p>
      </text:section>
      <text:section text:style-name="Sect1" text:name="question-615-10">
        <text:h text:style-name="P1" text:outline-level="3">Pregunta 10</text:h>
        <text:section text:style-name="Sect1" text:name="yui_3_17_2_1_1681098710029_145">
          <text:section text:style-name="Sect2" text:name="yui_3_17_2_1_1681098710029_144">
            <text:p text:style-name="P5">¿Qué es lo que no puede faltar nunca en una web?</text:p>
            <text:section text:style-name="Sect1" text:name="yui_3_17_2_1_1681098710029_143">
              <text:section text:style-name="Sect1" text:name="yui_3_17_2_1_1681098710029_142">
                <text:section text:style-name="Sect1" text:name="q615:10_answer0_label">
                  <text:p text:style-name="P12"><text:span text:style-name="T9">*a.</text:span><text:span text:style-name="T6">Enlaces</text:span></text:p>
                </text:section>
                <text:section text:style-name="Sect1" text:name="q615:10_answer1_label">
                  <text:p text:style-name="P6"><text:span text:style-name="T10">b.</text:span>Contenido &lt;a&gt;</text:p>
                </text:section>
                <text:section text:style-name="Sect1" text:name="q615:10_answer2_label">
                  <text:p text:style-name="P6"><text:span text:style-name="T10">c.</text:span>Imágenes</text:p>
                </text:section>
                <text:section text:style-name="Sect1" text:name="yui_3_17_2_1_1681098710029_141">
                  <text:section text:style-name="Sect1" text:name="q615:10_answer3_label">
                    <text:section text:style-name="Sect1" text:name="yui_3_17_2_1_1681098710029_140">
                      <text:p text:style-name="P12"><text:bookmark text:name="yui_3_17_2_1_1681098710029_139"/><text:span text:style-name="T1">d.</text:span>Submenús</text:p>
                    </text:section>
                  </text:section>
                </text:section>
              </text:section>
            </text:section>
          </text:section>
          <text:section text:style-name="Sect3" text:name="yui_3_17_2_1_1681098710029_148">
            <text:section text:style-name="Sect1" text:name="yui_3_17_2_1_1681098710029_147">
              <text:section text:style-name="Sect1" text:name="yui_3_17_2_1_1681098710029_146">
                <text:p text:style-name="P12"><draw:frame draw:style-name="fr1" draw:name="Marco19" text:anchor-type="char" svg:width="0.041cm" draw:z-index="9"><draw:text-box fo:min-height="0.041cm"><text:h text:style-name="P3" text:outline-level="4">Retroalimentación</text:h></draw:text-box></draw:frame>¡Correcto! Una web sin enlaces carecería de sentido.</text:p>
              </text:section>
            </text:section>
          </text:section>
        </text:section>
      </text:section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0T05:50:12.730000000</meta:creation-date>
    <dc:date>2023-04-10T05:57:41.936000000</dc:date>
    <meta:editing-duration>PT7M29S</meta:editing-duration>
    <meta:editing-cycles>1</meta:editing-cycles>
    <meta:document-statistic meta:table-count="0" meta:image-count="0" meta:object-count="0" meta:page-count="2" meta:paragraph-count="79" meta:word-count="358" meta:character-count="2267" meta:non-whitespace-character-count="1988"/>
    <meta:generator>LibreOffice/7.5.0.3$Windows_X86_64 LibreOffice_project/c21113d003cd3efa8c53188764377a8272d9d6de</meta:generator>
  </office:meta>
</office:document-meta>
</file>